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513d" officeooo:paragraph-rsid="000c51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dfadsfdfad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5:04:00.985122397</meta:creation-date>
    <dc:date>2022-02-04T15:04:46.481812914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6.0.7.3$Linux_X86_64 LibreOffice_project/00m0$Build-3</meta:generator>
  </office:meta>
</office:document-meta>
</file>